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9pt" fo:language="fr" fo:country="FR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9pt" fo:language="fr" fo:country="FR" fo:font-weight="bold" fo:background-color="transparent" style:font-name-asian="Calibri1" style:font-size-asian="7.84999990463257pt" style:font-name-complex="Calibri1" style:font-size-complex="9pt"/>
    </style:style>
    <style:style style:name="P3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Calibri1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bold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bold" officeooo:paragraph-rsid="0020edc3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337cb3"/>
    </style:style>
    <style:style style:name="P8" style:family="paragraph" style:parent-style-name="Standard">
      <style:paragraph-properties fo:margin-top="0cm" fo:margin-bottom="0.353cm" loext:contextual-spacing="false" fo:line-height="115%" fo:text-align="end" style:justify-single-word="false"/>
    </style:style>
    <style:style style:name="P9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1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3572d0"/>
    </style:style>
    <style:style style:name="P1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472bef"/>
    </style:style>
    <style:style style:name="P1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2d2de9"/>
    </style:style>
    <style:style style:name="P1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bold" officeooo:paragraph-rsid="0020edc3" fo:background-color="transparent" style:font-name-asian="Calibri1" style:font-name-complex="Calibri1"/>
    </style:style>
    <style:style style:name="P14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Calibri1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1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9pt" fo:language="fr" fo:country="FR" fo:font-weight="bold" fo:background-color="transparent" style:font-name-asian="Calibri1" style:font-size-asian="7.84999990463257pt" style:font-name-complex="Calibri1" style:font-size-complex="9pt"/>
    </style:style>
    <style:style style:name="P1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rsid="00472bef" officeooo:paragraph-rsid="00472bef"/>
    </style:style>
    <style:style style:name="P1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font-weight="normal" officeooo:paragraph-rsid="002d2de9" style:font-weight-asian="normal" style:font-weight-complex="normal"/>
    </style:style>
    <style:style style:name="T1" style:family="text">
      <style:text-properties style:use-window-font-color="true" style:font-name="Calibri1" fo:font-size="9pt" fo:language="fr" fo:country="FR" fo:font-style="italic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9pt" fo:language="fr" fo:country="FR" fo:font-style="italic" fo:font-weight="normal" officeooo:rsid="00337cb3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9pt" fo:language="fr" fo:country="FR" fo:font-style="italic" fo:font-weight="normal" officeooo:rsid="0045a6cc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6pt" fo:language="fr" fo:country="FR" fo:font-weight="normal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8pt" fo:language="fr" fo:country="FR" fo:font-weight="normal" fo:background-color="transparent" loext:char-shading-value="0" style:font-name-asian="Calibri1" style:font-weight-asian="normal" style:font-name-complex="Calibri1" style:font-weight-complex="normal"/>
    </style:style>
    <style:style style:name="T6" style:family="text">
      <style:text-properties style:use-window-font-color="true" style:font-name="Calibri1" fo:font-size="8pt" fo:language="fr" fo:country="FR" fo:font-weight="normal" officeooo:rsid="0045a6cc" fo:background-color="transparent" loext:char-shading-value="0" style:font-name-asian="Calibri1" style:font-weight-asian="normal" style:font-name-complex="Calibri1" style:font-weight-complex="normal"/>
    </style:style>
    <style:style style:name="T7" style:family="text">
      <style:text-properties style:use-window-font-color="true" style:font-name="Calibri1" fo:font-size="8pt" fo:language="fr" fo:country="FR" fo:font-weight="normal" officeooo:rsid="00472bef" fo:background-color="transparent" loext:char-shading-value="0" style:font-name-asian="Calibri1" style:font-weight-asian="normal" style:font-name-complex="Calibri1" style:font-weight-complex="normal"/>
    </style:style>
    <style:style style:name="T8" style:family="text">
      <style:text-properties style:use-window-font-color="true" style:font-name="Calibri1" fo:font-size="8pt" fo:language="fr" fo:country="FR" fo:font-weight="normal" officeooo:rsid="000796b1" fo:background-color="transparent" loext:char-shading-value="0" style:font-name-asian="Calibri1" style:font-weight-asian="normal" style:font-name-complex="Calibri1" style:font-weight-complex="normal"/>
    </style:style>
    <style:style style:name="T9" style:family="text">
      <style:text-properties style:use-window-font-color="true" style:font-name="Calibri1" fo:font-size="8pt" fo:language="fr" fo:country="FR" fo:font-weight="normal" officeooo:rsid="004855b5" fo:background-color="transparent" loext:char-shading-value="0" style:font-name-asian="Calibri1" style:font-weight-asian="normal" style:font-name-complex="Calibri1" style:font-weight-complex="normal"/>
    </style:style>
    <style:style style:name="T10" style:family="text">
      <style:text-properties style:use-window-font-color="true" style:font-name="Calibri1" fo:font-size="8pt" fo:language="fr" fo:country="FR" fo:font-weight="normal" officeooo:rsid="0048808c" fo:background-color="transparent" loext:char-shading-value="0" style:font-name-asian="Calibri1" style:font-weight-asian="normal" style:font-name-complex="Calibri1" style:font-weight-complex="normal"/>
    </style:style>
    <style:style style:name="T11" style:family="text">
      <style:text-properties style:use-window-font-color="true" style:font-name="Calibri1" fo:font-size="8pt" fo:language="fr" fo:country="FR" fo:font-weight="normal" officeooo:rsid="004b2006" fo:background-color="transparent" loext:char-shading-value="0" style:font-name-asian="Calibri1" style:font-weight-asian="normal" style:font-name-complex="Calibri1" style:font-weight-complex="normal"/>
    </style:style>
    <style:style style:name="T12" style:family="text">
      <style:text-properties style:use-window-font-color="true" style:font-name="Calibri1" fo:font-size="8pt" fo:language="fr" fo:country="FR" fo:font-weight="bold" fo:background-color="transparent" loext:char-shading-value="0" style:font-name-asian="Calibri1" style:font-name-complex="Calibri1"/>
    </style:style>
    <style:style style:name="T13" style:family="text">
      <style:text-properties style:use-window-font-color="true" style:font-name="Calibri1" fo:font-size="8pt" fo:language="fr" fo:country="FR" officeooo:rsid="0048808c" fo:background-color="transparent" loext:char-shading-value="0" style:font-name-asian="Calibri1" style:font-name-complex="Calibri1"/>
    </style:style>
    <style:style style:name="T14" style:family="text">
      <style:text-properties style:use-window-font-color="true" style:font-name="Calibri1" fo:font-size="8pt" fo:language="fr" fo:country="FR" officeooo:rsid="004b2006" fo:background-color="transparent" loext:char-shading-value="0" style:font-name-asian="Calibri1" style:font-name-complex="Calibri1"/>
    </style:style>
    <style:style style:name="T15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16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officeooo:rsid="0045a6cc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17" style:family="text">
      <style:text-properties officeooo:rsid="0020edc3"/>
    </style:style>
    <style:style style:name="T18" style:family="text">
      <style:text-properties fo:font-size="8pt" fo:font-weight="normal" officeooo:rsid="0048808c" style:font-size-asian="8pt" style:font-weight-asian="normal" style:font-size-complex="8pt" style:font-weight-complex="normal"/>
    </style:style>
    <style:style style:name="T19" style:family="text">
      <style:text-properties fo:font-size="8pt" fo:font-weight="normal" officeooo:rsid="004b2006" style:font-size-asian="8pt" style:font-weight-asian="normal" style:font-size-complex="8pt" style:font-weight-complex="normal"/>
    </style:style>
    <style:style style:name="T20" style:family="text">
      <style:text-properties officeooo:rsid="0045a6cc"/>
    </style:style>
    <style:style style:name="T21" style:family="text">
      <style:text-properties officeooo:rsid="004b20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OEN Adrien</text:p>
      <text:p text:style-name="P1"/>
      <text:p text:style-name="P3">Rapport de réunion n°1<text:span text:style-name="T20">5</text:span></text:p>
      <text:p text:style-name="P3"/>
      <text:p text:style-name="P7"><text:span text:style-name="T4"><text:tab/></text:span><text:span text:style-name="T1">Date de la réunion : </text:span><text:span text:style-name="T3">07/05</text:span><text:span text:style-name="T1">/2021</text:span></text:p>
      <text:p text:style-name="P6"><text:span text:style-name="T1"><text:tab/>Date de la prochaine réunion : </text:span><text:span text:style-name="T3">14/05</text:span><text:span text:style-name="T2">/2021</text:span></text:p>
      <text:p text:style-name="P6"><text:span text:style-name="T2"/></text:p>
      <text:p text:style-name="P8"><text:span text:style-name="T15">Ordre du jour : </text:span><text:span text:style-name="T16">Description Flux UDP et rapport bibliographique</text:span></text:p>
      <text:p text:style-name="P4">1. Ce que le stagiaire a dit :</text:p>
      <text:p text:style-name="P10"><text:span text:style-name="T12"><text:tab/></text:span><text:span text:style-name="T6">J’ai expliqué ce dont on avait besoin pour décrire un flux UDP. Le but est d’avoir un descripteur de flux pour pouvoir </text:span><text:span text:style-name="T11">générer des flux</text:span><text:span text:style-name="T6"> et forger les headers des paquets de ce</text:span><text:span text:style-name="T11">s</text:span><text:span text:style-name="T6"> flux.</text:span></text:p>
      <text:p text:style-name="P10"><text:span text:style-name="T6"><text:tab/>Dans un paquet UDP, les seuls champs </text:span><text:span text:style-name="T11">dépendants</text:span><text:span text:style-name="T6"> de caractéristique</text:span><text:span text:style-name="T11">s</text:span><text:span text:style-name="T6"> de flux se trouve</text:span><text:span text:style-name="T11">nt</text:span><text:span text:style-name="T6"> dans l</text:span><text:span text:style-name="T11">e </text:span><text:span text:style-name="T6">header, donc </text:span><text:span text:style-name="T11">la </text:span><text:span text:style-name="T6">description d’un flux et </text:span><text:span text:style-name="T11">la </text:span><text:span text:style-name="T6">génération de header sont deux faces d’un m</text:span><text:span text:style-name="T11">ê</text:span><text:span text:style-name="T6">me probl</text:span><text:span text:style-name="T11">è</text:span><text:span text:style-name="T6">me.</text:span></text:p>
      <text:p text:style-name="P10"><text:span text:style-name="T6"><text:tab/>On se concentre sur les champs d’un header UDP qui ne peuvent </text:span><text:span text:style-name="T11">ê</text:span><text:span text:style-name="T6">tre décrit</text:span><text:span text:style-name="T11">s</text:span><text:span text:style-name="T6"> autrement que </text:span><text:span text:style-name="T11">via la</text:span><text:span text:style-name="T6"> connaissance du flux. Il s’agit de quatre champs : L’Identification number du paquet, le TTL du paquet, le port source et le port destination. Tous les autres champs peuvent soit </text:span><text:span text:style-name="T11">ê</text:span><text:span text:style-name="T6">tre donné</text:span><text:span text:style-name="T11">s</text:span><text:span text:style-name="T6"> par l’utilisateur, soit </text:span><text:span text:style-name="T11">ê</text:span><text:span text:style-name="T6">tre déduit automatiquement.</text:span></text:p>
      <text:p text:style-name="P10"><text:span text:style-name="T6"><text:tab/>Les quatre caractéristiques préc</text:span><text:span text:style-name="T11">é</text:span><text:span text:style-name="T6">d</text:span><text:span text:style-name="T11">e</text:span><text:span text:style-name="T6">ntes sont donc des caractéristiques du flux dans lequel est généré le header. A ces quatre caractéristiques s’ajoutent quatre autres : La durée du flux, le nombre d’octet et de paquet du flux ainsi que le Timestamp du premier paquet du flux.</text:span></text:p>
      <text:p text:style-name="P10"><text:span text:style-name="T6"><text:tab/>A l’aide de ces 8 param</text:span><text:span text:style-name="T11">è</text:span><text:span text:style-name="T6">tres, nous pouvons décrire les flux et générer les header de tous les paquets. Je suis en train d’agr</text:span><text:span text:style-name="T11">é</text:span><text:span text:style-name="T6">ger les flux en fonction de ces 8 param</text:span><text:span text:style-name="T11">è</text:span><text:span text:style-name="T6">tres pour pouvoir génér</text:span><text:span text:style-name="T11">er</text:span><text:span text:style-name="T6"> des s</text:span><text:span text:style-name="T11">é</text:span><text:span text:style-name="T6">quences de ces 8 parametres.</text:span></text:p>
      <text:p text:style-name="P10"><text:span text:style-name="T6"><text:tab/></text:span><text:span text:style-name="T7">J’ai ensuite résumé les recherches bibliographique</text:span><text:span text:style-name="T11">s</text:span><text:span text:style-name="T7"> de cette semaine et de la semaine derni</text:span><text:span text:style-name="T11">è</text:span><text:span text:style-name="T7">re. Pour rappel, on cherchait à répondre à deux questions :</text:span></text:p>
      <text:p text:style-name="P11"><text:span text:style-name="T7">1)Comment modéliser les différents niveaux d’information du trafic ?<text:line-break/>2)Comment générer les paquets sans perte de l’information sur la structure ?</text:span></text:p>
      <text:p text:style-name="P16"><text:span text:style-name="T5">1) On va utiliser la méthode de pcapgan : </text:span><text:span text:style-name="T8">On commence par générer diverses caractéristiques du flux, ce qu’ils appellent options. Et ensuite on génère les paquets en remplaçant les bytes correspondant aux caractéristiques générées à l’étape précédente par leur valeur.</text:span></text:p>
      <text:p text:style-name="P11"><text:span text:style-name="T8">2</text:span><text:span text:style-name="T7">) </text:span><text:span text:style-name="T9">On peut soit essayer de </text:span><text:span text:style-name="T11">représenter</text:span><text:span text:style-name="T9"> la </text:span><text:span text:style-name="T11">séquence</text:span><text:span text:style-name="T9"> dans une sorte d’embedding (Seq2Seq, Bert etc.) pour ensuite essayer de </text:span><text:span text:style-name="T11">générer</text:span><text:span text:style-name="T9"> ces </text:span><text:span text:style-name="T11">représentations</text:span><text:span text:style-name="T9">, mais aussi essayer de directement générer des </text:span><text:span text:style-name="T11">séquences</text:span><text:span text:style-name="T9"> (SeqGAN).</text:span></text:p>
      <text:p text:style-name="P5">2. Ce que les encadrants ont ajouté :</text:p>
      <text:p text:style-name="P12"><text:span text:style-name="T12"><text:tab/></text:span><text:span text:style-name="T9">Pour le header UDP la plupart de ces </text:span><text:span text:style-name="T11">méthodes</text:span><text:span text:style-name="T9"> </text:span><text:span text:style-name="T11">semblent</text:span><text:span text:style-name="T9"> exagéré</text:span><text:span text:style-name="T11">es</text:span><text:span text:style-name="T9">. On peut essayer de générer les caractéristiques exposées par </text:span><text:span text:style-name="T10">simple calcul à partir des paquets généré</text:span><text:span text:style-name="T11">s</text:span><text:span text:style-name="T10">.</text:span></text:p>
      <text:p text:style-name="P17"><text:span text:style-name="T13"><text:tab/>La question se pose pour la long</text:span><text:span text:style-name="T14">u</text:span><text:span text:style-name="T13">eur, le nombre d’octet et la durée, ou on devra sans doute apprendre des distributions.</text:span></text:p>
      <text:p text:style-name="P5"><text:span text:style-name="T17">3. </text:span>Ce qu’il faut faire pour la prochaine séance :</text:p>
      <text:p text:style-name="P2"><text:tab/><text:span text:style-name="T18">Agglomérer les flux en caractéristique pour le dataset du POC</text:span></text:p>
      <text:p text:style-name="P2"><text:span text:style-name="T18"><text:tab/>Voir la génération de matrice de temp</text:span><text:span text:style-name="T19">s</text:span><text:span text:style-name="T18"> dans PCAPGan et essayer de s’en inspir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7T19:09:59.400415950</dc:date>
    <meta:editing-duration>P1DT59M13S</meta:editing-duration>
    <meta:editing-cycles>47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454" meta:character-count="2730" meta:non-whitespace-character-count="2285"/>
  </office:meta>
</office:document-meta>
</file>